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tab/><text:tab/><text:tab/>LEBENSLAUF</text:p>
      <text:p text:style-name="Preformatted_20_Text"/>
      <text:p text:style-name="Preformatted_20_Text">Abdelhamed ALomar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&gt;&gt;&gt;BERUFSERFAHRUNG</text:p>
      <text:p text:style-name="Preformatted_20_Text"/>
      <text:p text:style-name="Preformatted_20_Text">Weiterbildung Webdevelopment DCI</text:p>
      <text:p text:style-name="Preformatted_20_Text">2019-2020</text:p>
      <text:p text:style-name="Preformatted_20_Text"/>
      <text:p text:style-name="Preformatted_20_Text"/>
      <text:p text:style-name="Preformatted_20_Text"/>
      <text:p text:style-name="Preformatted_20_Text">&gt;&gt;&gt;SPRACHE</text:p>
      <text:p text:style-name="Preformatted_20_Text"/>
      <text:p text:style-name="Preformatted_20_Text">Arabisch: Muttersprache</text:p>
      <text:p text:style-name="Preformatted_20_Text">Englisch: gut Wort und schrifft</text:p>
      <text:p text:style-name="Preformatted_20_Text">Deutsch: gut Wort und schrifft</text:p>
      <text:p text:style-name="Preformatted_20_Text">Türkisch: Grundkenntisse</text:p>
      <text:p text:style-name="Preformatted_20_Text"/>
      <text:p text:style-name="Preformatted_20_Text"/>
      <text:p text:style-name="Preformatted_20_Text">&gt;&gt;&gt;PC-KENNTNISSE</text:p>
      <text:p text:style-name="Preformatted_20_Text"/>
      <text:p text:style-name="Preformatted_20_Text">html5: perfeckt</text:p>
      <text:p text:style-name="Preformatted_20_Text">css3: perfeckt</text:p>
      <text:p text:style-name="Preformatted_20_Text">javascript: gut </text:p>
      <text:p text:style-name="Preformatted_20_Text"/>
      <text:p text:style-name="Preformatted_20_Text"/>
      <text:p text:style-name="Preformatted_20_Text">&gt;&gt;&gt;HOBBYS</text:p>
      <text:p text:style-name="Preformatted_20_Text"/>
      <text:p text:style-name="Preformatted_20_Text">malen</text:p>
      <text:p text:style-name="Preformatted_20_Text">Mus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1:51:40.751120969</dc:date>
    <meta:editing-duration>PT55S</meta:editing-duration>
    <meta:editing-cycles>1</meta:editing-cycles>
    <meta:document-statistic meta:table-count="0" meta:image-count="0" meta:object-count="0" meta:page-count="1" meta:paragraph-count="17" meta:word-count="33" meta:character-count="290" meta:non-whitespace-character-count="267"/>
    <meta:generator>LibreOffice/6.0.7.3$Linux_X86_64 LibreOffice_project/00m0$Build-3</meta:generator>
  </office:meta>
</office:document-meta>
</file>